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ARial" svg:font-family="ARial"/>
    <style:font-face style:name="Nimbus Sans L" svg:font-family="'Nimbus Sans L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master-page-name="Standard">
      <style:text-properties style:font-name="Arial" fo:font-size="10pt" style:font-size-asian="10pt" style:font-name-complex="Arial" style:font-size-complex="10pt"/>
    </style:style>
    <style:style style:name="P2" style:family="paragraph" style:parent-style-name="Standard">
      <style:text-properties style:font-name="Arial" fo:font-size="10pt" style:font-size-asian="10pt" style:font-name-complex="Arial" style:font-size-complex="10pt"/>
    </style:style>
    <style:style style:name="P3" style:family="paragraph" style:parent-style-name="Standard">
      <style:paragraph-properties fo:orphans="2" fo:widows="2" style:writing-mode="lr-tb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 style:text-autospace="none"/>
      <style:text-properties fo:color="#000000" style:font-name="Arial" fo:font-size="10pt" fo:language="en" fo:country="GB" style:font-size-asian="10pt" style:font-name-complex="Arial" style:font-size-complex="10pt"/>
    </style:style>
    <style:style style:name="P7" style:family="paragraph" style:parent-style-name="Standard">
      <style:paragraph-properties style:text-autospace="none"/>
    </style:style>
    <style:style style:name="P8" style:family="paragraph" style:parent-style-name="Standard">
      <style:paragraph-properties style:text-autospace="none"/>
      <style:text-properties fo:color="#000000"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>
        <style:tab-stops>
          <style:tab-stop style:position="3.493cm"/>
        </style:tab-stops>
      </style:paragraph-properties>
      <style:text-properties fo:color="#000000" style:font-name="Arial" fo:font-size="10pt" fo:language="en" fo:country="GB" style:font-size-asian="10pt" style:font-name-complex="Arial" style:font-size-complex="10pt"/>
    </style:style>
    <style:style style:name="P10" style:family="paragraph" style:parent-style-name="Standard">
      <style:text-properties fo:color="#000000" style:font-name="Arial" fo:font-size="10pt" fo:language="en" fo:country="GB" style:font-size-asian="10pt" style:font-name-complex="Arial" style:font-size-complex="10pt"/>
    </style:style>
    <style:style style:name="P11" style:family="paragraph" style:parent-style-name="Standard">
      <style:text-properties fo:color="#000000" style:font-name="Arial" fo:font-size="10pt" style:font-size-asian="10pt" style:font-name-complex="Arial" style:font-size-complex="10pt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Symbol" fo:font-size="10pt" style:font-size-asian="10pt" style:font-size-complex="10pt"/>
    </style:style>
    <style:style style:name="T3" style:family="text">
      <style:text-properties style:font-name="Arial" fo:font-size="10pt" fo:language="en" fo:country="GB" style:font-size-asian="10pt" style:font-name-complex="Arial" style:font-size-complex="10pt"/>
    </style:style>
    <style:style style:name="T4" style:family="text">
      <style:text-properties style:use-window-font-color="true" style:font-name="Arial" fo:font-size="10pt" fo:language="es" fo:country="ES" style:font-name-asian="Times New Roman" style:font-size-asian="10pt" style:font-name-complex="Arial" style:font-size-complex="10pt" style:language-complex="ar" style:country-complex="SA"/>
    </style:style>
    <style:style style:name="T5" style:family="text">
      <style:text-properties style:use-window-font-color="true" style:font-name="Symbol" fo:font-size="10pt" fo:language="es" fo:country="ES" style:font-name-asian="Times New Roman" style:font-size-asian="10pt" style:font-name-complex="Arial" style:font-size-complex="10pt" style:language-complex="ar" style:country-complex="SA"/>
    </style:style>
    <style:style style:name="T6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7" style:family="text">
      <style:text-properties fo:color="#000000" style:font-name="Arial" fo:font-size="10pt" fo:language="en" fo:country="GB" style:font-size-asian="10pt" style:font-name-complex="Arial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ción formal de los aspectos léxicos.</text:p>
      <text:p text:style-name="P2"/>
      <text:p text:style-name="Standard"><text:span text:style-name="T1">ASIG </text:span><text:span text:style-name="T2"></text:span><text:span text:style-name="T1"> =</text:span></text:p>
      <text:p text:style-name="Standard"><text:span text:style-name="T1">IGUAL </text:span><text:span text:style-name="T2"></text:span><text:span text:style-name="T1"> ==</text:span></text:p>
      <text:p text:style-name="Standard"><text:span text:style-name="T1">MAYORIGUAL </text:span><text:span text:style-name="T2"></text:span><text:span text:style-name="T1"> &gt;=</text:span></text:p>
      <text:p text:style-name="Standard"><text:span text:style-name="T1">MENORIGUAL </text:span><text:span text:style-name="T2"></text:span><text:span text:style-name="T1"> &lt;=</text:span></text:p>
      <text:p text:style-name="Standard"><text:span text:style-name="T3">MAYOR </text:span><text:span text:style-name="T2"></text:span><text:span text:style-name="T3"> &gt;</text:span></text:p>
      <text:p text:style-name="Standard"><text:span text:style-name="T3">MENOR </text:span><text:span text:style-name="T2"></text:span><text:span text:style-name="T3"> &lt;</text:span></text:p>
      <text:p text:style-name="Standard"><text:span text:style-name="T3">DISTINTO </text:span><text:span text:style-name="T2"></text:span><text:span text:style-name="T3"> !=</text:span></text:p>
      <text:p text:style-name="Standard"><text:span text:style-name="T3">AND </text:span><text:span text:style-name="T2"></text:span><text:span text:style-name="T3"> &amp;&amp;</text:span></text:p>
      <text:p text:style-name="Standard"><text:span text:style-name="T3">OR </text:span><text:span text:style-name="T2"></text:span><text:span text:style-name="T3"> ||</text:span></text:p>
      <text:p text:style-name="Standard"><text:span text:style-name="T3">NOT </text:span><text:span text:style-name="T2"></text:span><text:span text:style-name="T3"> !</text:span></text:p>
      <text:p text:style-name="Standard"><text:span text:style-name="T1">SUMA </text:span><text:span text:style-name="T2"></text:span><text:span text:style-name="T1"> +</text:span></text:p>
      <text:p text:style-name="Standard"><text:span text:style-name="T1">RESTA </text:span><text:span text:style-name="T2"></text:span><text:span text:style-name="T1"> -</text:span></text:p>
      <text:p text:style-name="Standard"><text:span text:style-name="T1">MULTIPLICA </text:span><text:span text:style-name="T2"></text:span><text:span text:style-name="T1"> *</text:span></text:p>
      <text:p text:style-name="Standard"><text:span text:style-name="T1">MOD </text:span><text:span text:style-name="T2"></text:span><text:span text:style-name="T1"> %</text:span></text:p>
      <text:p text:style-name="Standard"><text:span text:style-name="T1">DIVIDE </text:span><text:span text:style-name="T2"></text:span><text:span text:style-name="T1"> /</text:span></text:p>
      <text:p text:style-name="Standard"><text:span text:style-name="T1">INT </text:span><text:span text:style-name="T2"></text:span><text:span text:style-name="T1"> int</text:span></text:p>
      <text:p text:style-name="Standard"><text:span text:style-name="T1">BOOL </text:span><text:span text:style-name="T2"></text:span><text:span text:style-name="T1"> bool</text:span></text:p>
      <text:p text:style-name="P3"><text:span text:style-name="T4">ERROR</text:span><text:span text:style-name="T4"> </text:span><text:span text:style-name="T5"></text:span><text:span text:style-name="T4"> error</text:span></text:p>
      <text:p text:style-name="Standard"><text:span text:style-name="T1">LLAVEAB </text:span><text:span text:style-name="T2"></text:span><text:span text:style-name="T1"> {</text:span></text:p>
      <text:p text:style-name="Standard"><text:span text:style-name="T1">LLAVECERR </text:span><text:span text:style-name="T2"></text:span><text:span text:style-name="T1"> }</text:span></text:p>
      <text:p text:style-name="Standard"><text:span text:style-name="T1">PARENTAB </text:span><text:span text:style-name="T2"></text:span><text:span text:style-name="T1"> (</text:span></text:p>
      <text:p text:style-name="Standard"><text:span text:style-name="T1">PARENTCERR </text:span><text:span text:style-name="T2"></text:span><text:span text:style-name="T1"> )</text:span></text:p>
      <text:p text:style-name="Standard"><text:span text:style-name="T1">PUNTOYCOMA </text:span><text:span text:style-name="T2"></text:span><text:span text:style-name="T1"> ;</text:span></text:p>
      <text:p text:style-name="Standard"><text:span text:style-name="T1">TRUE </text:span><text:span text:style-name="T2"></text:span><text:span text:style-name="T1"> true</text:span></text:p>
      <text:p text:style-name="Standard"><text:span text:style-name="T1">FALSE </text:span><text:span text:style-name="T2"></text:span><text:span text:style-name="T1"> false</text:span></text:p>
      <text:p text:style-name="Standard"><text:span text:style-name="T1">ID </text:span><text:span text:style-name="T2"></text:span><text:span text:style-name="T1"> [A-Z a-z]( [A-Z a-z] | [0-9])*</text:span></text:p>
      <text:p text:style-name="Standard"><text:span text:style-name="T1">NUM </text:span><text:span text:style-name="T2"></text:span><text:span text:style-name="T1"> 0 | [1-9] ([0-9])*</text:span></text:p>
      <text:p text:style-name="P4"/>
      <text:p text:style-name="P4"/>
      <text:p text:style-name="P2">Descripción formal de los aspectos sintácticos.</text:p>
      <text:p text:style-name="Standard"><text:span text:style-name="T6">Gramática incontextual</text:span></text:p>
      <text:p text:style-name="P5"/>
      <text:p text:style-name="P6">Prog ::= Decs <text:s/>{ Is }</text:p>
      <text:p text:style-name="P6">Decs ::= Dec</text:p>
      <text:p text:style-name="P7"><text:span text:style-name="T7">Decs::= Decs ; Dec</text:span></text:p>
      <text:p text:style-name="P8">Dec ::= Tipo iden</text:p>
      <text:p text:style-name="P8">Tipo ::= int | bool | error</text:p>
      <text:p text:style-name="P6">Is ::= I <text:s/></text:p>
      <text:p text:style-name="P6">Is::= <text:s/>Is ; I</text:p>
      <text:p text:style-name="P6">I ::= Iasig </text:p>
      <text:p text:style-name="P8">IAsig ::= iden = ExpOr</text:p>
      <text:p text:style-name="P8">ExpOr ::= ExpOr OpOr ExpAnd </text:p>
      <text:p text:style-name="P6">ExpOr::= ExpAnd</text:p>
      <text:p text:style-name="P6">ExpAnd::= ExpAnd OpAnd ExpRel </text:p>
      <text:p text:style-name="P6">ExpAnd::= ExpRel</text:p>
      <text:p text:style-name="P6">ExpRel::= ExpAd OpRel ExpAd </text:p>
      <text:p text:style-name="P6">ExpRel::= ExpAd</text:p>
      <text:p text:style-name="P6">ExpAd ::= ExpAd OpAd ExpMul</text:p>
      <text:p text:style-name="P6">ExpAd ::= ExpMul</text:p>
      <text:p text:style-name="P6">ExpMul ::= ExpMul OpMul Fact</text:p>
      <text:p text:style-name="P6">ExpMul ::= Fact</text:p>
      <text:p text:style-name="P6">Fact ::= entero | iden | ( ExpOr ) | opUnario Fact | true | false</text:p>
      <text:p text:style-name="P6">OpUnario ::= + | - | ! </text:p>
      <text:p text:style-name="P6">OpAd ::= + <text:s/>| <text:s/>- </text:p>
      <text:p text:style-name="P6">OpMul ::= * <text:s/>| <text:s/>/ <text:s/>| %</text:p>
      <text:p text:style-name="P9">OpRel ::= &lt; | &gt; | &lt;= | &gt;= | == | !=</text:p>
      <text:p text:style-name="P10">OpOr ::= ||</text:p>
      <text:p text:style-name="P11">OpAnd ::= &amp;&amp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ARial" svg:font-family="ARial"/>
    <style:font-face style:name="Nimbus Sans L" svg:font-family="'Nimbus Sans L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Nimbus Roman No9 L" fo:font-size="12pt" fo:language="es" fo:country="ES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initial-creator>PROPIETARIO</meta:initial-creator>
    <meta:creation-date>2006-10-31T16:59:00</meta:creation-date>
    <dc:creator>PROPIETARIO</dc:creator>
    <dc:date>2006-10-31T17:47:00</dc:date>
    <dc:language>es-ES</dc:language>
    <meta:editing-cycles>4</meta:editing-cycles>
    <meta:editing-duration>PT10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6" meta:word-count="130" meta:character-count="996"/>
  </office:meta>
</office:document-meta>
</file>